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ce2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N_interior</text:p>
          </table:table-cell>
          <table:table-cell office:value-type="string" calcext:value-type="string">
            <text:p>N_bounda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add/sub</text:p>
          </table:table-cell>
          <table:table-cell office:value-type="string" calcext:value-type="string">
            <text:p>#mul</text:p>
          </table:table-cell>
          <table:table-cell office:value-type="string" calcext:value-type="string">
            <text:p>#div</text:p>
          </table:table-cell>
          <table:table-cell office:value-type="string" calcext:value-type="string">
            <text:p>#sqrt</text:p>
          </table:table-cell>
          <table:table-cell table:number-columns-repeated="3"/>
          <table:table-cell office:value-type="string" calcext:value-type="string">
            <text:p>#fma</text:p>
          </table:table-cell>
          <table:table-cell office:value-type="string" calcext:value-type="string">
            <text:p>#add/sub</text:p>
          </table:table-cell>
          <table:table-cell office:value-type="string" calcext:value-type="string">
            <text:p>#mul</text:p>
          </table:table-cell>
          <table:table-cell office:value-type="string" calcext:value-type="string">
            <text:p>#div</text:p>
          </table:table-cell>
          <table:table-cell office:value-type="string" calcext:value-type="string">
            <text:p>#sqrt</text:p>
          </table:table-cell>
          <table:table-cell office:value-type="string" calcext:value-type="string">
            <text:p>4#div + 6#sqrt &gt; #add/sub + #fma + #mul</text:p>
          </table:table-cell>
          <table:table-cell table:number-columns-repeated="3"/>
          <table:table-cell office:value-type="string" calcext:value-type="string">
            <text:p>Flops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Peak Performanc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table:formula="of:=[.D2]-[.B2]" office:value-type="float" office:value="496" calcext:value-type="float">
            <text:p>496</text:p>
          </table:table-cell>
          <table:table-cell office:value-type="float" office:value="892" calcext:value-type="float">
            <text:p>892</text:p>
          </table:table-cell>
          <table:table-cell table:formula="of:=ROUND (18*[.D2] + [.B2]*([.B2]-1) + 2*[.B2]*[.C2] + (4/9)*[.C2]*[.C2])" office:value-type="float" office:value="674648" calcext:value-type="float">
            <text:p>674648</text:p>
          </table:table-cell>
          <table:table-cell table:formula="of:= ROUND(72*[.D2] + [.B2]*([.B2]-1) + 2*[.B2]*[.C2] + (4/9)*[.C2]*[.C2])" office:value-type="float" office:value="722816" calcext:value-type="float">
            <text:p>722816</text:p>
          </table:table-cell>
          <table:table-cell table:formula="of:= 6*[.D2]" office:value-type="float" office:value="5352" calcext:value-type="float">
            <text:p>5352</text:p>
          </table:table-cell>
          <table:table-cell table:formula="of:= ROUND((1/2)*[.B2]*([.B2]-1) + [.B2]*[.C2] + (2/9)*[.C2]*[.C2])" office:value-type="float" office:value="329296" calcext:value-type="float">
            <text:p>329296</text:p>
          </table:table-cell>
          <table:table-cell table:number-columns-repeated="3"/>
          <table:table-cell table:formula="of:= MIN([.E2:.F2])" office:value-type="float" office:value="674648" calcext:value-type="float">
            <text:p>674648</text:p>
          </table:table-cell>
          <table:table-cell table:formula="of:= IF([.L2]=[.E2]; 0; [.E2]-[.L2])" office:value-type="float" office:value="0" calcext:value-type="float">
            <text:p>0</text:p>
          </table:table-cell>
          <table:table-cell table:formula="of:= IF([.L2]=[.F2]; 0; [.F2] - [.L2])" office:value-type="float" office:value="48168" calcext:value-type="float">
            <text:p>48168</text:p>
          </table:table-cell>
          <table:table-cell table:formula="of:= [.G2]" office:value-type="float" office:value="5352" calcext:value-type="float">
            <text:p>5352</text:p>
          </table:table-cell>
          <table:table-cell table:formula="of:= [.H2]" office:value-type="float" office:value="329296" calcext:value-type="float">
            <text:p>329296</text:p>
          </table:table-cell>
          <table:table-cell table:formula="of:= IF([.O2]*4 + [.P2]*6 &gt; [.M2] + [.L2] + [.N2]; 1; 0)" office:value-type="float" office:value="1" calcext:value-type="float">
            <text:p>1</text:p>
          </table:table-cell>
          <table:table-cell table:number-columns-repeated="3"/>
          <table:table-cell table:formula="of:=ROUND(96*[.D2]+3*[.B2]*[.B2]-3*[.B2]+6*[.B2]*[.C2]+(4/3)*[.C2]*[.C2])" office:value-type="float" office:value="2061409" calcext:value-type="float">
            <text:p>2061409</text:p>
          </table:table-cell>
          <table:table-cell table:formula="of:= [.O2]*4 + [.P2]*6" office:value-type="float" office:value="1997184" calcext:value-type="float">
            <text:p>1997184</text:p>
          </table:table-cell>
          <table:table-cell table:formula="of:= [.U2]/[.V2]" office:value-type="float" office:value="1.03215777815164" calcext:value-type="float">
            <text:p>1.0321577781516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16" calcext:value-type="float">
            <text:p>816</text:p>
          </table:table-cell>
          <table:table-cell table:formula="of:=[.D3]-[.B3]" office:value-type="float" office:value="694" calcext:value-type="float">
            <text:p>694</text:p>
          </table:table-cell>
          <table:table-cell office:value-type="float" office:value="1510" calcext:value-type="float">
            <text:p>1510</text:p>
          </table:table-cell>
          <table:table-cell table:formula="of:=ROUND (18*[.D3] + [.B3]*([.B3]-1) + 2*[.B3]*[.C3] + (4/9)*[.C3]*[.C3])" office:value-type="float" office:value="2038888" calcext:value-type="float">
            <text:p>2038888</text:p>
          </table:table-cell>
          <table:table-cell table:formula="of:= ROUND(72*[.D3] + [.B3]*([.B3]-1) + 2*[.B3]*[.C3] + (4/9)*[.C3]*[.C3])" office:value-type="float" office:value="2120428" calcext:value-type="float">
            <text:p>2120428</text:p>
          </table:table-cell>
          <table:table-cell table:formula="of:= 6*[.D3]" office:value-type="float" office:value="9060" calcext:value-type="float">
            <text:p>9060</text:p>
          </table:table-cell>
          <table:table-cell table:formula="of:= ROUND((1/2)*[.B3]*([.B3]-1) + [.B3]*[.C3] + (2/9)*[.C3]*[.C3])" office:value-type="float" office:value="1005854" calcext:value-type="float">
            <text:p>1005854</text:p>
          </table:table-cell>
          <table:table-cell table:number-columns-repeated="3"/>
          <table:table-cell table:formula="of:= MIN([.E3:.F3])" office:value-type="float" office:value="2038888" calcext:value-type="float">
            <text:p>2038888</text:p>
          </table:table-cell>
          <table:table-cell table:formula="of:= IF([.L3]=[.E3]; 0; [.E3]-[.L3])" office:value-type="float" office:value="0" calcext:value-type="float">
            <text:p>0</text:p>
          </table:table-cell>
          <table:table-cell table:formula="of:= IF([.L3]=[.F3]; 0; [.F3] - [.L3])" office:value-type="float" office:value="81540" calcext:value-type="float">
            <text:p>81540</text:p>
          </table:table-cell>
          <table:table-cell table:formula="of:= [.G3]" office:value-type="float" office:value="9060" calcext:value-type="float">
            <text:p>9060</text:p>
          </table:table-cell>
          <table:table-cell table:formula="of:= [.H3]" office:value-type="float" office:value="1005854" calcext:value-type="float">
            <text:p>1005854</text:p>
          </table:table-cell>
          <table:table-cell table:formula="of:= IF([.O3]*4 + [.P3]*6 &gt; [.M3] + [.L3] + [.N3]; 1; 0)" office:value-type="float" office:value="1" calcext:value-type="float">
            <text:p>1</text:p>
          </table:table-cell>
          <table:table-cell table:number-columns-repeated="3"/>
          <table:table-cell table:formula="of:=ROUND(96*[.D3]+3*[.B3]*[.B3]-3*[.B3]+6*[.B3]*[.C3]+(4/3)*[.C3]*[.C3])" office:value-type="float" office:value="6180085" calcext:value-type="float">
            <text:p>6180085</text:p>
          </table:table-cell>
          <table:table-cell table:formula="of:= [.O3]*4 + [.P3]*6" office:value-type="float" office:value="6071364" calcext:value-type="float">
            <text:p>6071364</text:p>
          </table:table-cell>
          <table:table-cell table:formula="of:= [.U3]/[.V3]" office:value-type="float" office:value="1.01790717868341" calcext:value-type="float">
            <text:p>1.0179071786834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18" calcext:value-type="float">
            <text:p>1218</text:p>
          </table:table-cell>
          <table:table-cell table:formula="of:=[.D4]-[.B4]" office:value-type="float" office:value="838" calcext:value-type="float">
            <text:p>838</text:p>
          </table:table-cell>
          <table:table-cell office:value-type="float" office:value="2056" calcext:value-type="float">
            <text:p>2056</text:p>
          </table:table-cell>
          <table:table-cell table:formula="of:=ROUND (18*[.D4] + [.B4]*([.B4]-1) + 2*[.B4]*[.C4] + (4/9)*[.C4]*[.C4])" office:value-type="float" office:value="3872790" calcext:value-type="float">
            <text:p>3872790</text:p>
          </table:table-cell>
          <table:table-cell table:formula="of:= ROUND(72*[.D4] + [.B4]*([.B4]-1) + 2*[.B4]*[.C4] + (4/9)*[.C4]*[.C4])" office:value-type="float" office:value="3983814" calcext:value-type="float">
            <text:p>3983814</text:p>
          </table:table-cell>
          <table:table-cell table:formula="of:= 6*[.D4]" office:value-type="float" office:value="12336" calcext:value-type="float">
            <text:p>12336</text:p>
          </table:table-cell>
          <table:table-cell table:formula="of:= ROUND((1/2)*[.B4]*([.B4]-1) + [.B4]*[.C4] + (2/9)*[.C4]*[.C4])" office:value-type="float" office:value="1917891" calcext:value-type="float">
            <text:p>1917891</text:p>
          </table:table-cell>
          <table:table-cell table:number-columns-repeated="3"/>
          <table:table-cell table:formula="of:= MIN([.E4:.F4])" office:value-type="float" office:value="3872790" calcext:value-type="float">
            <text:p>3872790</text:p>
          </table:table-cell>
          <table:table-cell table:formula="of:= IF([.L4]=[.E4]; 0; [.E4]-[.L4])" office:value-type="float" office:value="0" calcext:value-type="float">
            <text:p>0</text:p>
          </table:table-cell>
          <table:table-cell table:formula="of:= IF([.L4]=[.F4]; 0; [.F4] - [.L4])" office:value-type="float" office:value="111024" calcext:value-type="float">
            <text:p>111024</text:p>
          </table:table-cell>
          <table:table-cell table:formula="of:= [.G4]" office:value-type="float" office:value="12336" calcext:value-type="float">
            <text:p>12336</text:p>
          </table:table-cell>
          <table:table-cell table:formula="of:= [.H4]" office:value-type="float" office:value="1917891" calcext:value-type="float">
            <text:p>1917891</text:p>
          </table:table-cell>
          <table:table-cell table:formula="of:= IF([.O4]*4 + [.P4]*6 &gt; [.M4] + [.L4] + [.N4]; 1; 0)" office:value-type="float" office:value="1" calcext:value-type="float">
            <text:p>1</text:p>
          </table:table-cell>
          <table:table-cell table:number-columns-repeated="3"/>
          <table:table-cell table:formula="of:=ROUND(96*[.D4]+3*[.B4]*[.B4]-3*[.B4]+6*[.B4]*[.C4]+(4/3)*[.C4]*[.C4])" office:value-type="float" office:value="11704723" calcext:value-type="float">
            <text:p>11704723</text:p>
          </table:table-cell>
          <table:table-cell table:formula="of:= [.O4]*4 + [.P4]*6" office:value-type="float" office:value="11556690" calcext:value-type="float">
            <text:p>11556690</text:p>
          </table:table-cell>
          <table:table-cell table:formula="of:= [.U4]/[.V4]" office:value-type="float" office:value="1.01280929054946" calcext:value-type="float">
            <text:p>1.0128092905494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08" calcext:value-type="float">
            <text:p>1608</text:p>
          </table:table-cell>
          <table:table-cell table:formula="of:=[.D5]-[.B5]" office:value-type="float" office:value="964" calcext:value-type="float">
            <text:p>964</text:p>
          </table:table-cell>
          <table:table-cell office:value-type="float" office:value="2572" calcext:value-type="float">
            <text:p>2572</text:p>
          </table:table-cell>
          <table:table-cell table:formula="of:=ROUND (18*[.D5] + [.B5]*([.B5]-1) + 2*[.B5]*[.C5] + (4/9)*[.C5]*[.C5])" office:value-type="float" office:value="6143596" calcext:value-type="float">
            <text:p>6143596</text:p>
          </table:table-cell>
          <table:table-cell table:formula="of:= ROUND(72*[.D5] + [.B5]*([.B5]-1) + 2*[.B5]*[.C5] + (4/9)*[.C5]*[.C5])" office:value-type="float" office:value="6282484" calcext:value-type="float">
            <text:p>6282484</text:p>
          </table:table-cell>
          <table:table-cell table:formula="of:= 6*[.D5]" office:value-type="float" office:value="15432" calcext:value-type="float">
            <text:p>15432</text:p>
          </table:table-cell>
          <table:table-cell table:formula="of:= ROUND((1/2)*[.B5]*([.B5]-1) + [.B5]*[.C5] + (2/9)*[.C5]*[.C5])" office:value-type="float" office:value="3048650" calcext:value-type="float">
            <text:p>3048650</text:p>
          </table:table-cell>
          <table:table-cell/>
          <table:table-cell office:value-type="string" calcext:value-type="string">
            <text:p>Considering FMA</text:p>
          </table:table-cell>
          <table:table-cell/>
          <table:table-cell table:formula="of:= MIN([.E5:.F5])" office:value-type="float" office:value="6143596" calcext:value-type="float">
            <text:p>6143596</text:p>
          </table:table-cell>
          <table:table-cell table:formula="of:= IF([.L5]=[.E5]; 0; [.E5]-[.L5])" office:value-type="float" office:value="0" calcext:value-type="float">
            <text:p>0</text:p>
          </table:table-cell>
          <table:table-cell table:formula="of:= IF([.L5]=[.F5]; 0; [.F5] - [.L5])" office:value-type="float" office:value="138888" calcext:value-type="float">
            <text:p>138888</text:p>
          </table:table-cell>
          <table:table-cell table:formula="of:= [.G5]" office:value-type="float" office:value="15432" calcext:value-type="float">
            <text:p>15432</text:p>
          </table:table-cell>
          <table:table-cell table:formula="of:= [.H5]" office:value-type="float" office:value="3048650" calcext:value-type="float">
            <text:p>3048650</text:p>
          </table:table-cell>
          <table:table-cell table:formula="of:= IF([.O5]*4 + [.P5]*6 &gt; [.M5] + [.L5] + [.N5]; 1; 0)" office:value-type="float" office:value="1" calcext:value-type="float">
            <text:p>1</text:p>
          </table:table-cell>
          <table:table-cell/>
          <table:table-cell office:value-type="string" calcext:value-type="string">
            <text:p>Peak Performance</text:p>
          </table:table-cell>
          <table:table-cell/>
          <table:table-cell table:formula="of:=ROUND(96*[.D5]+3*[.B5]*[.B5]-3*[.B5]+6*[.B5]*[.C5]+(4/3)*[.C5]*[.C5])" office:value-type="float" office:value="18538813" calcext:value-type="float">
            <text:p>18538813</text:p>
          </table:table-cell>
          <table:table-cell table:formula="of:= [.O5]*4 + [.P5]*6" office:value-type="float" office:value="18353628" calcext:value-type="float">
            <text:p>18353628</text:p>
          </table:table-cell>
          <table:table-cell table:formula="of:= [.U5]/[.V5]" office:value-type="float" office:value="1.01008983074082" calcext:value-type="float">
            <text:p>1.0100898307408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25" calcext:value-type="float">
            <text:p>2025</text:p>
          </table:table-cell>
          <table:table-cell table:formula="of:=[.D6]-[.B6]" office:value-type="float" office:value="1084" calcext:value-type="float">
            <text:p>1084</text:p>
          </table:table-cell>
          <table:table-cell office:value-type="float" office:value="3109" calcext:value-type="float">
            <text:p>3109</text:p>
          </table:table-cell>
          <table:table-cell table:formula="of:=ROUND (18*[.D6] + [.B6]*([.B6]-1) + 2*[.B6]*[.C6] + (4/9)*[.C6]*[.C6])" office:value-type="float" office:value="9067009" calcext:value-type="float">
            <text:p>9067009</text:p>
          </table:table-cell>
          <table:table-cell table:formula="of:= ROUND(72*[.D6] + [.B6]*([.B6]-1) + 2*[.B6]*[.C6] + (4/9)*[.C6]*[.C6])" office:value-type="float" office:value="9234895" calcext:value-type="float">
            <text:p>9234895</text:p>
          </table:table-cell>
          <table:table-cell table:formula="of:= 6*[.D6]" office:value-type="float" office:value="18654" calcext:value-type="float">
            <text:p>18654</text:p>
          </table:table-cell>
          <table:table-cell table:formula="of:= ROUND((1/2)*[.B6]*([.B6]-1) + [.B6]*[.C6] + (2/9)*[.C6]*[.C6])" office:value-type="float" office:value="4505524" calcext:value-type="float">
            <text:p>4505524</text:p>
          </table:table-cell>
          <table:table-cell/>
          <table:table-cell office:value-type="string" calcext:value-type="string">
            <text:p>-----------------&gt;</text:p>
          </table:table-cell>
          <table:table-cell/>
          <table:table-cell table:formula="of:= MIN([.E6:.F6])" office:value-type="float" office:value="9067009" calcext:value-type="float">
            <text:p>9067009</text:p>
          </table:table-cell>
          <table:table-cell table:formula="of:= IF([.L6]=[.E6]; 0; [.E6]-[.L6])" office:value-type="float" office:value="0" calcext:value-type="float">
            <text:p>0</text:p>
          </table:table-cell>
          <table:table-cell table:formula="of:= IF([.L6]=[.F6]; 0; [.F6] - [.L6])" office:value-type="float" office:value="167886" calcext:value-type="float">
            <text:p>167886</text:p>
          </table:table-cell>
          <table:table-cell table:formula="of:= [.G6]" office:value-type="float" office:value="18654" calcext:value-type="float">
            <text:p>18654</text:p>
          </table:table-cell>
          <table:table-cell table:formula="of:= [.H6]" office:value-type="float" office:value="4505524" calcext:value-type="float">
            <text:p>4505524</text:p>
          </table:table-cell>
          <table:table-cell table:formula="of:= IF([.O6]*4 + [.P6]*6 &gt; [.M6] + [.L6] + [.N6]; 1; 0)" office:value-type="float" office:value="1" calcext:value-type="float">
            <text:p>1</text:p>
          </table:table-cell>
          <table:table-cell/>
          <table:table-cell office:value-type="string" calcext:value-type="string">
            <text:p>------------------&gt;</text:p>
          </table:table-cell>
          <table:table-cell/>
          <table:table-cell table:formula="of:=ROUND(96*[.D6]+3*[.B6]*[.B6]-3*[.B6]+6*[.B6]*[.C6]+(4/3)*[.C6]*[.C6])" office:value-type="float" office:value="27331605" calcext:value-type="float">
            <text:p>27331605</text:p>
          </table:table-cell>
          <table:table-cell table:formula="of:= [.O6]*4 + [.P6]*6" office:value-type="float" office:value="27107760" calcext:value-type="float">
            <text:p>27107760</text:p>
          </table:table-cell>
          <table:table-cell table:formula="of:= [.U6]/[.V6]" office:value-type="float" office:value="1.00825759856218" calcext:value-type="float">
            <text:p>1.0082575985621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407" calcext:value-type="float">
            <text:p>2407</text:p>
          </table:table-cell>
          <table:table-cell table:formula="of:=[.D7]-[.B7]" office:value-type="float" office:value="1192" calcext:value-type="float">
            <text:p>1192</text:p>
          </table:table-cell>
          <table:table-cell office:value-type="float" office:value="3599" calcext:value-type="float">
            <text:p>3599</text:p>
          </table:table-cell>
          <table:table-cell table:formula="of:=ROUND (18*[.D7] + [.B7]*([.B7]-1) + 2*[.B7]*[.C7] + (4/9)*[.C7]*[.C7])" office:value-type="float" office:value="12225807" calcext:value-type="float">
            <text:p>12225807</text:p>
          </table:table-cell>
          <table:table-cell table:formula="of:= ROUND(72*[.D7] + [.B7]*([.B7]-1) + 2*[.B7]*[.C7] + (4/9)*[.C7]*[.C7])" office:value-type="float" office:value="12420153" calcext:value-type="float">
            <text:p>12420153</text:p>
          </table:table-cell>
          <table:table-cell table:formula="of:= 6*[.D7]" office:value-type="float" office:value="21594" calcext:value-type="float">
            <text:p>21594</text:p>
          </table:table-cell>
          <table:table-cell table:formula="of:= ROUND((1/2)*[.B7]*([.B7]-1) + [.B7]*[.C7] + (2/9)*[.C7]*[.C7])" office:value-type="float" office:value="6080513" calcext:value-type="float">
            <text:p>6080513</text:p>
          </table:table-cell>
          <table:table-cell table:number-columns-repeated="3"/>
          <table:table-cell table:formula="of:= MIN([.E7:.F7])" office:value-type="float" office:value="12225807" calcext:value-type="float">
            <text:p>12225807</text:p>
          </table:table-cell>
          <table:table-cell table:formula="of:= IF([.L7]=[.E7]; 0; [.E7]-[.L7])" office:value-type="float" office:value="0" calcext:value-type="float">
            <text:p>0</text:p>
          </table:table-cell>
          <table:table-cell table:formula="of:= IF([.L7]=[.F7]; 0; [.F7] - [.L7])" office:value-type="float" office:value="194346" calcext:value-type="float">
            <text:p>194346</text:p>
          </table:table-cell>
          <table:table-cell table:formula="of:= [.G7]" office:value-type="float" office:value="21594" calcext:value-type="float">
            <text:p>21594</text:p>
          </table:table-cell>
          <table:table-cell table:formula="of:= [.H7]" office:value-type="float" office:value="6080513" calcext:value-type="float">
            <text:p>6080513</text:p>
          </table:table-cell>
          <table:table-cell table:formula="of:= IF([.O7]*4 + [.P7]*6 &gt; [.M7] + [.L7] + [.N7]; 1; 0)" office:value-type="float" office:value="1" calcext:value-type="float">
            <text:p>1</text:p>
          </table:table-cell>
          <table:table-cell table:number-columns-repeated="3"/>
          <table:table-cell table:formula="of:=ROUND(96*[.D7]+3*[.B7]*[.B7]-3*[.B7]+6*[.B7]*[.C7]+(4/3)*[.C7]*[.C7])" office:value-type="float" office:value="36828579" calcext:value-type="float">
            <text:p>36828579</text:p>
          </table:table-cell>
          <table:table-cell table:formula="of:= [.O7]*4 + [.P7]*6" office:value-type="float" office:value="36569454" calcext:value-type="float">
            <text:p>36569454</text:p>
          </table:table-cell>
          <table:table-cell table:formula="of:= [.U7]/[.V7]" office:value-type="float" office:value="1.00708583179831" calcext:value-type="float">
            <text:p>1.0070858317983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759" calcext:value-type="float">
            <text:p>2759</text:p>
          </table:table-cell>
          <table:table-cell table:formula="of:=[.D8]-[.B8]" office:value-type="float" office:value="1276" calcext:value-type="float">
            <text:p>1276</text:p>
          </table:table-cell>
          <table:table-cell office:value-type="float" office:value="4035" calcext:value-type="float">
            <text:p>4035</text:p>
          </table:table-cell>
          <table:table-cell table:formula="of:=ROUND (18*[.D8] + [.B8]*([.B8]-1) + 2*[.B8]*[.C8] + (4/9)*[.C8]*[.C8])" office:value-type="float" office:value="15446554" calcext:value-type="float">
            <text:p>15446554</text:p>
          </table:table-cell>
          <table:table-cell table:formula="of:= ROUND(72*[.D8] + [.B8]*([.B8]-1) + 2*[.B8]*[.C8] + (4/9)*[.C8]*[.C8])" office:value-type="float" office:value="15664444" calcext:value-type="float">
            <text:p>15664444</text:p>
          </table:table-cell>
          <table:table-cell table:formula="of:= 6*[.D8]" office:value-type="float" office:value="24210" calcext:value-type="float">
            <text:p>24210</text:p>
          </table:table-cell>
          <table:table-cell table:formula="of:= ROUND((1/2)*[.B8]*([.B8]-1) + [.B8]*[.C8] + (2/9)*[.C8]*[.C8])" office:value-type="float" office:value="7686962" calcext:value-type="float">
            <text:p>7686962</text:p>
          </table:table-cell>
          <table:table-cell table:number-columns-repeated="3"/>
          <table:table-cell table:formula="of:= MIN([.E8:.F8])" office:value-type="float" office:value="15446554" calcext:value-type="float">
            <text:p>15446554</text:p>
          </table:table-cell>
          <table:table-cell table:formula="of:= IF([.L8]=[.E8]; 0; [.E8]-[.L8])" office:value-type="float" office:value="0" calcext:value-type="float">
            <text:p>0</text:p>
          </table:table-cell>
          <table:table-cell table:formula="of:= IF([.L8]=[.F8]; 0; [.F8] - [.L8])" office:value-type="float" office:value="217890" calcext:value-type="float">
            <text:p>217890</text:p>
          </table:table-cell>
          <table:table-cell table:formula="of:= [.G8]" office:value-type="float" office:value="24210" calcext:value-type="float">
            <text:p>24210</text:p>
          </table:table-cell>
          <table:table-cell table:formula="of:= [.H8]" office:value-type="float" office:value="7686962" calcext:value-type="float">
            <text:p>7686962</text:p>
          </table:table-cell>
          <table:table-cell table:formula="of:= IF([.O8]*4 + [.P8]*6 &gt; [.M8] + [.L8] + [.N8]; 1; 0)" office:value-type="float" office:value="1" calcext:value-type="float">
            <text:p>1</text:p>
          </table:table-cell>
          <table:table-cell table:number-columns-repeated="3"/>
          <table:table-cell table:formula="of:=ROUND(96*[.D8]+3*[.B8]*[.B8]-3*[.B8]+6*[.B8]*[.C8]+(4/3)*[.C8]*[.C8])" office:value-type="float" office:value="46509131" calcext:value-type="float">
            <text:p>46509131</text:p>
          </table:table-cell>
          <table:table-cell table:formula="of:= [.O8]*4 + [.P8]*6" office:value-type="float" office:value="46218612" calcext:value-type="float">
            <text:p>46218612</text:p>
          </table:table-cell>
          <table:table-cell table:formula="of:= [.U8]/[.V8]" office:value-type="float" office:value="1.00628575778087" calcext:value-type="float">
            <text:p>1.00628575778087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168" calcext:value-type="float">
            <text:p>3168</text:p>
          </table:table-cell>
          <table:table-cell table:formula="of:=[.D9]-[.B9]" office:value-type="float" office:value="1366" calcext:value-type="float">
            <text:p>1366</text:p>
          </table:table-cell>
          <table:table-cell office:value-type="float" office:value="4534" calcext:value-type="float">
            <text:p>4534</text:p>
          </table:table-cell>
          <table:table-cell table:formula="of:=ROUND (18*[.D9] + [.B9]*([.B9]-1) + 2*[.B9]*[.C9] + (4/9)*[.C9]*[.C9])" office:value-type="float" office:value="19598958" calcext:value-type="float">
            <text:p>19598958</text:p>
          </table:table-cell>
          <table:table-cell table:formula="of:= ROUND(72*[.D9] + [.B9]*([.B9]-1) + 2*[.B9]*[.C9] + (4/9)*[.C9]*[.C9])" office:value-type="float" office:value="19843794" calcext:value-type="float">
            <text:p>19843794</text:p>
          </table:table-cell>
          <table:table-cell table:formula="of:= 6*[.D9]" office:value-type="float" office:value="27204" calcext:value-type="float">
            <text:p>27204</text:p>
          </table:table-cell>
          <table:table-cell table:formula="of:= ROUND((1/2)*[.B9]*([.B9]-1) + [.B9]*[.C9] + (2/9)*[.C9]*[.C9])" office:value-type="float" office:value="9758673" calcext:value-type="float">
            <text:p>9758673</text:p>
          </table:table-cell>
          <table:table-cell table:number-columns-repeated="3"/>
          <table:table-cell table:formula="of:= MIN([.E9:.F9])" office:value-type="float" office:value="19598958" calcext:value-type="float">
            <text:p>19598958</text:p>
          </table:table-cell>
          <table:table-cell table:formula="of:= IF([.L9]=[.E9]; 0; [.E9]-[.L9])" office:value-type="float" office:value="0" calcext:value-type="float">
            <text:p>0</text:p>
          </table:table-cell>
          <table:table-cell table:formula="of:= IF([.L9]=[.F9]; 0; [.F9] - [.L9])" office:value-type="float" office:value="244836" calcext:value-type="float">
            <text:p>244836</text:p>
          </table:table-cell>
          <table:table-cell table:formula="of:= [.G9]" office:value-type="float" office:value="27204" calcext:value-type="float">
            <text:p>27204</text:p>
          </table:table-cell>
          <table:table-cell table:formula="of:= [.H9]" office:value-type="float" office:value="9758673" calcext:value-type="float">
            <text:p>9758673</text:p>
          </table:table-cell>
          <table:table-cell table:formula="of:= IF([.O9]*4 + [.P9]*6 &gt; [.M9] + [.L9] + [.N9]; 1; 0)" office:value-type="float" office:value="1" calcext:value-type="float">
            <text:p>1</text:p>
          </table:table-cell>
          <table:table-cell table:number-columns-repeated="3"/>
          <table:table-cell table:formula="of:=ROUND(96*[.D9]+3*[.B9]*[.B9]-3*[.B9]+6*[.B9]*[.C9]+(4/3)*[.C9]*[.C9])" office:value-type="float" office:value="58987301" calcext:value-type="float">
            <text:p>58987301</text:p>
          </table:table-cell>
          <table:table-cell table:formula="of:= [.O9]*4 + [.P9]*6" office:value-type="float" office:value="58660854" calcext:value-type="float">
            <text:p>58660854</text:p>
          </table:table-cell>
          <table:table-cell table:formula="of:= [.U9]/[.V9]" office:value-type="float" office:value="1.00556498887657" calcext:value-type="float">
            <text:p>1.00556498887657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636" calcext:value-type="float">
            <text:p>3636</text:p>
          </table:table-cell>
          <table:table-cell table:formula="of:=[.D10]-[.B10]" office:value-type="float" office:value="1444" calcext:value-type="float">
            <text:p>1444</text:p>
          </table:table-cell>
          <table:table-cell office:value-type="float" office:value="5080" calcext:value-type="float">
            <text:p>5080</text:p>
          </table:table-cell>
          <table:table-cell table:formula="of:=ROUND (18*[.D10] + [.B10]*([.B10]-1) + 2*[.B10]*[.C10] + (4/9)*[.C10]*[.C10])" office:value-type="float" office:value="24735795" calcext:value-type="float">
            <text:p>24735795</text:p>
          </table:table-cell>
          <table:table-cell table:formula="of:= ROUND(72*[.D10] + [.B10]*([.B10]-1) + 2*[.B10]*[.C10] + (4/9)*[.C10]*[.C10])" office:value-type="float" office:value="25010115" calcext:value-type="float">
            <text:p>25010115</text:p>
          </table:table-cell>
          <table:table-cell table:formula="of:= 6*[.D10]" office:value-type="float" office:value="30480" calcext:value-type="float">
            <text:p>30480</text:p>
          </table:table-cell>
          <table:table-cell table:formula="of:= ROUND((1/2)*[.B10]*([.B10]-1) + [.B10]*[.C10] + (2/9)*[.C10]*[.C10])" office:value-type="float" office:value="12322178" calcext:value-type="float">
            <text:p>12322178</text:p>
          </table:table-cell>
          <table:table-cell table:number-columns-repeated="3"/>
          <table:table-cell table:formula="of:= MIN([.E10:.F10])" office:value-type="float" office:value="24735795" calcext:value-type="float">
            <text:p>24735795</text:p>
          </table:table-cell>
          <table:table-cell table:formula="of:= IF([.L10]=[.E10]; 0; [.E10]-[.L10])" office:value-type="float" office:value="0" calcext:value-type="float">
            <text:p>0</text:p>
          </table:table-cell>
          <table:table-cell table:formula="of:= IF([.L10]=[.F10]; 0; [.F10] - [.L10])" office:value-type="float" office:value="274320" calcext:value-type="float">
            <text:p>274320</text:p>
          </table:table-cell>
          <table:table-cell table:formula="of:= [.G10]" office:value-type="float" office:value="30480" calcext:value-type="float">
            <text:p>30480</text:p>
          </table:table-cell>
          <table:table-cell table:formula="of:= [.H10]" office:value-type="float" office:value="12322178" calcext:value-type="float">
            <text:p>12322178</text:p>
          </table:table-cell>
          <table:table-cell table:formula="of:= IF([.O10]*4 + [.P10]*6 &gt; [.M10] + [.L10] + [.N10]; 1; 0)" office:value-type="float" office:value="1" calcext:value-type="float">
            <text:p>1</text:p>
          </table:table-cell>
          <table:table-cell table:number-columns-repeated="3"/>
          <table:table-cell table:formula="of:=ROUND(96*[.D10]+3*[.B10]*[.B10]-3*[.B10]+6*[.B10]*[.C10]+(4/3)*[.C10]*[.C10])" office:value-type="float" office:value="74420745" calcext:value-type="float">
            <text:p>74420745</text:p>
          </table:table-cell>
          <table:table-cell table:formula="of:= [.O10]*4 + [.P10]*6" office:value-type="float" office:value="74054988" calcext:value-type="float">
            <text:p>74054988</text:p>
          </table:table-cell>
          <table:table-cell table:formula="of:= [.U10]/[.V10]" office:value-type="float" office:value="1.00493899209058" calcext:value-type="float">
            <text:p>1.0049389920905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59" calcext:value-type="float">
            <text:p>3959</text:p>
          </table:table-cell>
          <table:table-cell table:formula="of:=[.D11]-[.B11]" office:value-type="float" office:value="1528" calcext:value-type="float">
            <text:p>1528</text:p>
          </table:table-cell>
          <table:table-cell office:value-type="float" office:value="5487" calcext:value-type="float">
            <text:p>5487</text:p>
          </table:table-cell>
          <table:table-cell table:formula="of:=ROUND (18*[.D11] + [.B11]*([.B11]-1) + 2*[.B11]*[.C11] + (4/9)*[.C11]*[.C11])" office:value-type="float" office:value="28904874" calcext:value-type="float">
            <text:p>28904874</text:p>
          </table:table-cell>
          <table:table-cell table:formula="of:= ROUND(72*[.D11] + [.B11]*([.B11]-1) + 2*[.B11]*[.C11] + (4/9)*[.C11]*[.C11])" office:value-type="float" office:value="29201172" calcext:value-type="float">
            <text:p>29201172</text:p>
          </table:table-cell>
          <table:table-cell table:formula="of:= 6*[.D11]" office:value-type="float" office:value="32922" calcext:value-type="float">
            <text:p>32922</text:p>
          </table:table-cell>
          <table:table-cell table:formula="of:= ROUND((1/2)*[.B11]*([.B11]-1) + [.B11]*[.C11] + (2/9)*[.C11]*[.C11])" office:value-type="float" office:value="14403054" calcext:value-type="float">
            <text:p>14403054</text:p>
          </table:table-cell>
          <table:table-cell table:number-columns-repeated="3"/>
          <table:table-cell table:formula="of:= MIN([.E11:.F11])" office:value-type="float" office:value="28904874" calcext:value-type="float">
            <text:p>28904874</text:p>
          </table:table-cell>
          <table:table-cell table:formula="of:= IF([.L11]=[.E11]; 0; [.E11]-[.L11])" office:value-type="float" office:value="0" calcext:value-type="float">
            <text:p>0</text:p>
          </table:table-cell>
          <table:table-cell table:formula="of:= IF([.L11]=[.F11]; 0; [.F11] - [.L11])" office:value-type="float" office:value="296298" calcext:value-type="float">
            <text:p>296298</text:p>
          </table:table-cell>
          <table:table-cell table:formula="of:= [.G11]" office:value-type="float" office:value="32922" calcext:value-type="float">
            <text:p>32922</text:p>
          </table:table-cell>
          <table:table-cell table:formula="of:= [.H11]" office:value-type="float" office:value="14403054" calcext:value-type="float">
            <text:p>14403054</text:p>
          </table:table-cell>
          <table:table-cell table:formula="of:= IF([.O11]*4 + [.P11]*6 &gt; [.M11] + [.L11] + [.N11]; 1; 0)" office:value-type="float" office:value="1" calcext:value-type="float">
            <text:p>1</text:p>
          </table:table-cell>
          <table:table-cell table:number-columns-repeated="3"/>
          <table:table-cell table:formula="of:=ROUND(96*[.D11]+3*[.B11]*[.B11]-3*[.B11]+6*[.B11]*[.C11]+(4/3)*[.C11]*[.C11])" office:value-type="float" office:value="86945075" calcext:value-type="float">
            <text:p>86945075</text:p>
          </table:table-cell>
          <table:table-cell table:formula="of:= [.O11]*4 + [.P11]*6" office:value-type="float" office:value="86550012" calcext:value-type="float">
            <text:p>86550012</text:p>
          </table:table-cell>
          <table:table-cell table:formula="of:= [.U11]/[.V11]" office:value-type="float" office:value="1.00456456320306" calcext:value-type="float">
            <text:p>1.004564563203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20:48:59.1347007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17:50:41.974345308</meta:creation-date>
    <dc:date>2020-06-07T21:01:56.222645407</dc:date>
    <meta:editing-duration>PT1H22M33S</meta:editing-duration>
    <meta:editing-cycles>16</meta:editing-cycles>
    <meta:generator>LibreOffice/6.0.7.3$Linux_X86_64 LibreOffice_project/00m0$Build-3</meta:generator>
    <meta:document-statistic meta:table-count="1" meta:cell-count="191" meta:object-count="0"/>
  </office:meta>
</office:document-meta>
</file>